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no-merged-usr sid sid-chroot https://deb.debian.org/debian</ns0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m root sid-chroo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text:p text:style-name="rststyle-textbody">Öncelikle chrootun dışında bir yerd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oluşturulan <text:span text:style-name="rststyle-strong">deb</text:span> paketini <text:span text:style-name="rststyle-strong">chroot</text:span> içerisindeki <text:span text:style-name="rststyle-strong">tmp</text:span> dizinine atıp chroot içerisindeyken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3-27T14:08:55</meta:creation-date>
    <dc:creator>sulin</dc:creator>
    <dc:date>2021-03-27T14:08:55</dc:date>
    <dc:language>en-US</dc:language>
    <meta:editing-cycles>1</meta:editing-cycles>
    <meta:editing-duration>PT00M01S</meta:editing-duration>
    <dc:title>Iso yapımı</dc:title>
  </office:meta>
</office:document-meta>
</file>